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3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4" draw:id="id4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3" draw:text-style-name="P2" draw:layer="layout" draw:type="line" svg:x1="10.533cm" svg:y1="7.011cm" svg:x2="14.248cm" svg:y2="8.909cm" draw:start-shape="id2" draw:start-glue-point="9" draw:end-shape="id4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  <draw:custom-shape draw:style-name="gr2" draw:text-style-name="P3" xml:id="id5" draw:id="id5" draw:layer="layout" svg:width="2.091cm" svg:height="1.985cm" svg:x="19.748cm" svg:y="1.316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9.122cm" svg:y="3.441cm">
          <draw:text-box>
            <text:p>X % 17 = 14</text:p>
          </draw:text-box>
        </draw:frame>
        <draw:connector draw:style-name="gr3" draw:text-style-name="P2" draw:layer="layout" draw:type="line" svg:x1="16.033cm" svg:y1="3.406cm" svg:x2="19.748cm" svg:y2="2.309cm" draw:start-shape="id3" draw:start-glue-point="11" draw:end-shape="id5" draw:end-glue-point="6" svg:d="M16033 3406l3715-1097" svg:viewBox="0 0 3716 1098">
          <text:p/>
        </draw:connector>
        <draw:frame draw:style-name="gr1" draw:layer="layout" svg:width="2.581cm" svg:height="0.962cm" svg:x="16.265cm" svg:y="1.926cm">
          <draw:text-box>
            <text:p>15 x 10</text:p>
          </draw:text-box>
        </draw:frame>
        <draw:connector draw:style-name="gr3" draw:text-style-name="P2" draw:layer="layout" draw:type="curve" draw:line-skew="2.182cm 1.536cm" svg:x1="16.339cm" svg:y1="4.109cm" svg:x2="16.033cm" svg:y2="4.811cm" draw:start-shape="id3" draw:start-glue-point="10" draw:end-shape="id3" draw:end-glue-point="9" svg:d="M16339 4109c4024 0 3353 1515 2271 2563s-2577 1629-2577-1861" svg:viewBox="0 0 3407 3370">
          <text:p/>
        </draw:connector>
        <draw:frame draw:style-name="gr1" draw:layer="layout" svg:width="3.66cm" svg:height="0.962cm" svg:x="18.765cm" svg:y="6.126cm">
          <draw:text-box>
            <text:p>15 x 10 + 1</text:p>
          </draw:text-box>
        </draw:frame>
        <draw:frame draw:style-name="gr4" draw:text-style-name="P2" draw:layer="layout" svg:width="5.54cm" svg:height="0.971cm" svg:x="20.87cm" svg:y="9.5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5.92cm" svg:height="0.978cm" svg:x="20.47cm" svg:y="10.6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19.215cm" svg:height="1.022cm" svg:x="7.27cm" svg:y="12.7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3:32:43.687129643</dc:date>
    <dc:creator>elucterio </dc:creator>
    <meta:editing-duration>PT1H8M27S</meta:editing-duration>
    <meta:editing-cycles>15</meta:editing-cycles>
    <meta:generator>LibreOffice/4.2.8.2$Linux_X86_64 LibreOffice_project/420m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style color="red">
      <mrow>
        <mrow>
          <mn>100</mn>
          <mo stretchy="false">×</mo>
          <msup>
            <mn>10</mn>
            <mn>5</mn>
          </msup>
        </mrow>
        <mo stretchy="false">+</mo>
        <mn>10101</mn>
      </mrow>
    </mstyle>
    <annotation encoding="StarMath 5.0">color red {100 times 10^5 + 10101}</annotation>
  </semantics>
</math>
</file>

<file path=Object 2/content.xml><?xml version="1.0" encoding="utf-8"?>
<math xmlns="http://www.w3.org/1998/Math/MathML" display="block">
  <semantics>
    <mstyle color="red">
      <mrow>
        <mrow>
          <mn>1001</mn>
          <mo stretchy="false">×</mo>
          <msup>
            <mn>10</mn>
            <mn>5</mn>
          </msup>
        </mrow>
        <mo stretchy="false">+</mo>
        <mn>10101</mn>
      </mrow>
    </mstyle>
    <annotation encoding="StarMath 5.0">color red {1001 times 10^5 + 10101}</annotation>
  </semantics>
</math>
</file>

<file path=Object 3/content.xml><?xml version="1.0" encoding="utf-8"?>
<math xmlns="http://www.w3.org/1998/Math/MathML" display="block">
  <semantics>
    <mstyle color="red">
      <mrow>
        <mrow>
          <mo fence="true" stretchy="false">(</mo>
          <mrow>
            <mrow>
              <mrow>
                <mn>100</mn>
                <mo stretchy="false">×</mo>
                <msup>
                  <mn>10</mn>
                  <mn>5</mn>
                </msup>
              </mrow>
              <mo stretchy="false">+</mo>
              <mn>10101</mn>
            </mrow>
          </mrow>
          <mo fence="true" stretchy="false">)</mo>
        </mrow>
        <mrow>
          <mi mathvariant="normal">%</mi>
          <mo stretchy="false">=</mo>
          <mrow>
            <mo fence="true" stretchy="false">(</mo>
            <mrow>
              <mrow>
                <mn>100</mn>
                <mrow>
                  <mi mathvariant="normal">%</mi>
                  <mo stretchy="false">×</mo>
                  <msup>
                    <mn>10</mn>
                    <mn>5</mn>
                  </msup>
                </mrow>
                <mrow>
                  <mi mathvariant="normal">%</mi>
                  <mo stretchy="false">+</mo>
                  <mn>10101</mn>
                </mrow>
                <mi mathvariant="normal">%</mi>
              </mrow>
            </mrow>
            <mo fence="true" stretchy="false">)</mo>
          </mrow>
        </mrow>
        <mi mathvariant="normal">%</mi>
      </mrow>
    </mstyle>
    <annotation encoding="StarMath 5.0">color red { (100 times 10^5 + 10101)%N = (100%N times 10^5%N + 10101%N)%N}
</annotation>
  </semantics>
</math>
</file>